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9" style:family="paragraph" style:parent-style-name="Preformatted_20_Text">
      <style:paragraph-properties fo:margin-top="0in" fo:margin-bottom="0.1965in"/>
      <style:text-properties text:display="none"/>
    </style:style>
    <style:style style:name="P10" style:family="paragraph" style:parent-style-name="Preformatted_20_Text">
      <style:paragraph-properties fo:margin-top="0in" fo:margin-bottom="0.1965in" fo:text-align="start" style:justify-single-word="false"/>
      <style:text-properties text:display="non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Heading_20_2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Preformatted_20_Text" style:master-page-name="First_20_Page">
      <style:paragraph-properties fo:text-align="start" style:justify-single-word="false" style:page-number="auto"/>
      <style:text-properties text:display="none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0.7902in" draw:z-index="0">
        <draw:text-box fo:min-height="0.2in">
          <text:p text:style-name="P3">Giga Creations Tools</text:p>
          <text:p text:style-name="P3">“GCTools”</text:p>
          <text:p text:style-name="P3"/>
          <text:p text:style-name="P2">Created by: J. “Giga” Murphy &lt;giga1699@gmail.com&gt;</text:p>
          <text:p text:style-name="P2"/>
          <text:p text:style-name="P2">README File</text:p>
          <text:p text:style-name="P2"/>
          <text:p text:style-name="P2">Copyright Giga Creations 2010-2011</text:p>
          <text:p text:style-name="P2"/>
          <text:p text:style-name="P2">http://www.gigacreations.net/</text:p>
        </draw:text-box>
      </draw:frame>
      <text:p text:style-name="P17">/************************************************/</text:p>
      <text:p text:style-name="P9">/* GCTools - A PHP Framework<text:tab/><text:tab/><text:tab/>*/</text:p>
      <text:p text:style-name="P9">/* Developed by: J. "Giga" Murphy<text:tab/><text:tab/>*/</text:p>
      <text:p text:style-name="P9">/*    and M. "Beanyhead" Parker<text:tab/><text:tab/><text:tab/>*/</text:p>
      <text:p text:style-name="P9">/* Website: http://www.gigacreations.net/<text:tab/>*/</text:p>
      <text:p text:style-name="P10">/************************************************/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6">Section 1: To-Do List<text:tab/>3</text:p>
          <text:p text:style-name="P6">Section 2: Files<text:tab/>4</text:p>
          <text:p text:style-name="P7">cache.inc.php<text:tab/>4</text:p>
          <text:p text:style-name="P8">Class Variables<text:tab/>4</text:p>
          <text:p text:style-name="P8">Class Functions<text:tab/>4</text:p>
          <text:p text:style-name="P8">Class example<text:tab/>5</text:p>
          <text:p text:style-name="P7">database.inc.php<text:tab/>6</text:p>
          <text:p text:style-name="P7">file.inc.php<text:tab/>6</text:p>
          <text:p text:style-name="P7">mail.inc.php<text:tab/>6</text:p>
          <text:p text:style-name="P7">navigation.inc.php<text:tab/>6</text:p>
          <text:p text:style-name="P7">photo.inc.php<text:tab/>6</text:p>
          <text:p text:style-name="P7">security.inc.php<text:tab/>6</text:p>
          <text:p text:style-name="P7">session.inc.php<text:tab/>6</text:p>
          <text:p text:style-name="P7">user.inc.php<text:tab/>6</text:p>
          <text:p text:style-name="P6">Credits<text:tab/>7</text:p>
          <text:p text:style-name="P7">Code Contributors<text:tab/>7</text:p>
          <text:p text:style-name="P6">Change Log<text:tab/>8</text:p>
        </text:index-body>
      </text:table-of-content>
      <text:p text:style-name="Standard"/>
      <text:h text:style-name="P15" text:outline-level="1">Section 1: To-Do List</text:h>
      <text:p text:style-name="Text_20_body">Write up all the items left to-do ;-)</text:p>
      <text:p text:style-name="Text_20_body"/>
      <text:h text:style-name="P15" text:outline-level="1">Section 2: Files</text:h>
      <text:h text:style-name="Heading_20_2" text:outline-level="2">cache.inc.php</text:h>
      <text:h text:style-name="Heading_20_3" text:outline-level="3">Class Variables</text:h>
      <text:list xml:id="list1233408997" text:style-name="L1">
        <text:list-item>
          <text:p text:style-name="P11">cacheDir – This defines the directory to store cached files. It must exist, and be writable.</text:p>
        </text:list-item>
      </text:list>
      <text:h text:style-name="Heading_20_3" text:outline-level="3">Class Functions</text:h>
      <text:list xml:id="list390387880" text:style-name="L2">
        <text:list-item>
          <text:p text:style-name="P12">Cache($cacheDir)</text:p>
          <text:list>
            <text:list-item>
              <text:p text:style-name="P12">$cacheDir defines the directory to store cached files</text:p>
            </text:list-item>
            <text:list-item>
              <text:p text:style-name="P12">Pre/Post Conditions:</text:p>
              <text:list>
                <text:list-item>
                  <text:p text:style-name="P12">Precondition: The $cacheDir should be defined.</text:p>
                </text:list-item>
                <text:list-item>
                  <text:p text:style-name="P12">Postcondition: The cache class is initialized.</text:p>
                </text:list-item>
              </text:list>
            </text:list-item>
            <text:list-item>
              <text:p text:style-name="P12">This function initializes the Cache class. It ensures that the cache directory exists, and is writable. If the directory does not exist, or is not writable, an exception is thrown.</text:p>
            </text:list-item>
          </text:list>
        </text:list-item>
        <text:list-item>
          <text:p text:style-name="P12">getCacheDir()</text:p>
          <text:list>
            <text:list-item>
              <text:p text:style-name="P12">Pre/Post Conditions:</text:p>
              <text:list>
                <text:list-item>
                  <text:p text:style-name="P12">Precondition: $cacheDir should be set</text:p>
                </text:list-item>
                <text:list-item>
                  <text:p text:style-name="P12">Postcondition: Returns the $cacheDir, or FALSE otherwise</text:p>
                </text:list-item>
              </text:list>
            </text:list-item>
            <text:list-item>
              <text:p text:style-name="P12">This function provides the user with the location of the cache directory.</text:p>
            </text:list-item>
          </text:list>
        </text:list-item>
        <text:list-item>
          <text:p text:style-name="P12">setCacheDir($dir)</text:p>
          <text:list>
            <text:list-item>
              <text:p text:style-name="P12">$dir defines the new location of the directory to store cached files.</text:p>
            </text:list-item>
            <text:list-item>
              <text:p text:style-name="P12">Pre/Post Conditions:</text:p>
              <text:list>
                <text:list-item>
                  <text:p text:style-name="P12">Precondition: $dir should be set, and a writable directory</text:p>
                </text:list-item>
                <text:list-item>
                  <text:p text:style-name="P12">Postcondition: Return TRUE on success, and FALSE otherwise</text:p>
                </text:list-item>
              </text:list>
            </text:list-item>
            <text:list-item>
              <text:p text:style-name="P12">This function allows the user to change the location of the cache directory after the class has already been initialized.</text:p>
            </text:list-item>
          </text:list>
        </text:list-item>
        <text:list-item>
          <text:p text:style-name="P12">createCache($file)</text:p>
          <text:list>
            <text:list-item>
              <text:p text:style-name="P12">$file defines the path to the file to be cached</text:p>
            </text:list-item>
            <text:list-item>
              <text:p text:style-name="P12">Pre/Post Conditions:</text:p>
              <text:list>
                <text:list-item>
                  <text:p text:style-name="P12">Precondition: $file should be a valid file</text:p>
                </text:list-item>
                <text:list-item>
                  <text:p text:style-name="P12">Postcondition: Create a cache of the file and return TRUE on success, or FALSE on failure</text:p>
                </text:list-item>
              </text:list>
            </text:list-item>
            <text:list-item>
              <text:p text:style-name="P12">This function allows the user to create a cache of a file.</text:p>
            </text:list-item>
          </text:list>
        </text:list-item>
      </text:list>
      <text:h text:style-name="P16" text:outline-level="3">Class example</text:h>
      <text:p text:style-name="Text_20_body">&lt;?php</text:p>
      <text:p text:style-name="Text_20_body">require_once(“cache.inc.php”);</text:p>
      <text:p text:style-name="Text_20_body"/>
      <text:p text:style-name="Text_20_body">try {</text:p>
      <text:p text:style-name="Text_20_body"><text:tab/>$cache = new Cache(“/path/to/my/cache/directory”)</text:p>
      <text:p text:style-name="Text_20_body">}</text:p>
      <text:p text:style-name="Text_20_body">catch (Exception $e) {</text:p>
      <text:p text:style-name="Text_20_body"><text:tab/>//There was some kind of error, so handle it</text:p>
      <text:p text:style-name="Text_20_body">}</text:p>
      <text:p text:style-name="Text_20_body"/>
      <text:p text:style-name="Text_20_body">if (!$cache-&gt;createCache(“/path/to/my/file”)) {</text:p>
      <text:p text:style-name="Text_20_body"><text:tab/>//There was an error creating the cache</text:p>
      <text:p text:style-name="Text_20_body">}</text:p>
      <text:p text:style-name="Text_20_body"/>
      <text:p text:style-name="Text_20_body">//We're done. The cached file is /path/to/my/cache/directory/file.cache.html</text:p>
      <text:p text:style-name="Text_20_body">?&gt;</text:p>
      <text:h text:style-name="P14" text:outline-level="2">database.inc.php</text:h>
      <text:h text:style-name="Heading_20_2" text:outline-level="2">file.inc.php</text:h>
      <text:h text:style-name="Heading_20_2" text:outline-level="2">mail.inc.php</text:h>
      <text:h text:style-name="Heading_20_2" text:outline-level="2">navigation.inc.php</text:h>
      <text:h text:style-name="Heading_20_2" text:outline-level="2">photo.inc.php</text:h>
      <text:h text:style-name="Heading_20_2" text:outline-level="2">security.inc.php</text:h>
      <text:h text:style-name="Heading_20_2" text:outline-level="2">session.inc.php</text:h>
      <text:h text:style-name="Heading_20_2" text:outline-level="2">user.inc.php</text:h>
      <text:p text:style-name="Text_20_body"/>
      <text:h text:style-name="P15" text:outline-level="1">Credits</text:h>
      <text:h text:style-name="Heading_20_2" text:outline-level="2">Code Contributors</text:h>
      <text:list xml:id="list1307011716" text:style-name="L3">
        <text:list-item>
          <text:p text:style-name="P13">M. “Beanyhead” Parker</text:p>
        </text:list-item>
      </text:list>
      <text:p text:style-name="Text_20_body"/>
      <text:h text:style-name="P15" text:outline-level="1">Change Log</text:h>
      <text:p text:style-name="Text_20_body">This is in the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 of <text:page-count>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ga </meta:initial-creator>
    <meta:creation-date>2011-05-03T18:09:54</meta:creation-date>
    <dc:date>2011-05-03T18:52:05</dc:date>
    <dc:creator>Giga </dc:creator>
    <meta:editing-duration>PT30M35S</meta:editing-duration>
    <meta:editing-cycles>11</meta:editing-cycles>
    <meta:generator>LibreOffice/3.3$Unix LibreOffice_project/330m19$Build-202</meta:generator>
    <meta:document-statistic meta:table-count="0" meta:image-count="0" meta:object-count="0" meta:page-count="8" meta:paragraph-count="82" meta:word-count="377" meta:character-count="2447"/>
  </office:meta>
</office:document-meta>
</file>